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8.25cm" style:rel-column-width="32767*"/>
    </style:style>
    <style:style style:name="Table1.B" style:family="table-column">
      <style:table-column-properties style:column-width="8.251cm" style:rel-column-width="32768*"/>
    </style:style>
    <style:style style:name="Table1.A1" style:family="table-cell">
      <style:table-cell-properties style:vertical-align="middle" fo:padding="0.097cm" fo:border="none"/>
    </style:style>
    <style:style style:name="Tabla1" style:family="table">
      <style:table-properties style:width="16.501cm" table:align="margins" style:shadow="none"/>
    </style:style>
    <style:style style:name="Tabla1.A" style:family="table-column">
      <style:table-column-properties style:column-width="4.126cm" style:rel-column-width="16383*"/>
    </style:style>
    <style:style style:name="Tabla1.D" style:family="table-column">
      <style:table-column-properties style:column-width="4.126cm" style:rel-column-width="16386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10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10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7.5cm" style:rel-column-width="29786*"/>
    </style:style>
    <style:style style:name="Tabla2.B" style:family="table-column">
      <style:table-column-properties style:column-width="4.001cm" style:rel-column-width="15888*"/>
    </style:style>
    <style:style style:name="Tabla2.C" style:family="table-column">
      <style:table-column-properties style:column-width="5.001cm" style:rel-column-width="19861*"/>
    </style:style>
    <style:style style:name="Tabla2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76f36a" officeooo:paragraph-rsid="0076f36a" style:font-size-asian="12pt" style:font-size-complex="12pt"/>
    </style:style>
    <style:style style:name="P6" style:family="paragraph" style:parent-style-name="Table_20_Contents">
      <style:text-properties fo:color="#2c3756" style:font-name="FreeSans" fo:font-size="12pt" officeooo:rsid="00748399" officeooo:paragraph-rsid="00748399" style:font-size-asian="12pt" style:font-size-complex="12pt"/>
    </style:style>
    <style:style style:name="P7" style:family="paragraph" style:parent-style-name="Table_20_Contents">
      <style:text-properties fo:color="#2c3756" style:font-name="FreeSans" fo:font-size="12pt" officeooo:rsid="00730f93" officeooo:paragraph-rsid="00730f93" style:font-size-asian="12pt" style:font-size-complex="12pt"/>
    </style:style>
    <style:style style:name="P8" style:family="paragraph" style:parent-style-name="Table_20_Contents">
      <style:text-properties fo:color="#2c3756" style:font-name="FreeSans" fo:font-size="12pt" fo:font-style="italic" officeooo:rsid="0076f36a" officeooo:paragraph-rsid="0076f36a" style:font-size-asian="12pt" style:font-style-asian="italic" style:font-size-complex="12pt" style:font-style-complex="italic"/>
    </style:style>
    <style:style style:name="P9" style:family="paragraph" style:parent-style-name="Table_20_Contents">
      <style:text-properties fo:color="#2c3756" style:font-name="FreeSans" fo:font-size="12pt" fo:font-weight="bold" officeooo:rsid="0076f36a" officeooo:paragraph-rsid="0076f36a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c3756" style:font-name="FreeSans" fo:font-size="12pt" fo:font-weight="bold" officeooo:rsid="00748399" officeooo:paragraph-rsid="00748399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P12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P13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14" style:family="paragraph" style:parent-style-name="Table_20_Contents">
      <style:text-properties style:font-name="FreeSans" fo:font-size="14pt" officeooo:rsid="007175d5" officeooo:paragraph-rsid="007175d5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4pt" officeooo:rsid="004481ea" officeooo:paragraph-rsid="004481ea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4pt" officeooo:rsid="0044f5a7" officeooo:paragraph-rsid="0044f5a7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4pt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4pt" officeooo:rsid="004c2b52" officeooo:paragraph-rsid="004c2b52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4pt" officeooo:rsid="005d2bf0" officeooo:paragraph-rsid="005d2bf0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officeooo:rsid="005d9ca2" officeooo:paragraph-rsid="005d9ca2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officeooo:rsid="0072f25c" officeooo:paragraph-rsid="0072f25c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4481ea" officeooo:paragraph-rsid="004481ea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5d2bf0" officeooo:paragraph-rsid="005d2bf0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748399" style:font-size-asian="12pt" style:font-style-asian="italic" style:font-size-complex="12pt" style:font-style-complex="italic"/>
    </style:style>
    <style:style style:name="P25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5054a" officeooo:paragraph-rsid="0075054a" style:font-size-asian="12pt" style:font-style-asian="italic" style:font-size-complex="12pt" style:font-style-complex="italic"/>
    </style:style>
    <style:style style:name="P26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6f36a" officeooo:paragraph-rsid="0076f36a" style:font-size-asian="12pt" style:font-style-asian="italic" style:font-size-complex="12pt" style:font-style-complex="italic"/>
    </style:style>
    <style:style style:name="P27" style:family="paragraph" style:parent-style-name="Footer">
      <style:text-properties fo:font-size="2pt" style:font-size-asian="1.75pt" style:font-size-complex="2pt"/>
    </style:style>
    <style:style style:name="P2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2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30" style:family="paragraph" style:parent-style-name="Standard">
      <style:paragraph-properties fo:line-height="115%"/>
      <style:text-properties style:font-name="FreeSans" fo:font-size="15pt" fo:letter-spacing="0.035cm" officeooo:rsid="003bb870" officeooo:paragraph-rsid="003bb870" style:font-size-asian="13.1000003814697pt" style:font-size-complex="15pt"/>
    </style:style>
    <style:style style:name="P31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32" style:family="paragraph" style:parent-style-name="Standard">
      <style:paragraph-properties fo:line-height="115%"/>
      <style:text-properties style:font-name="FreeSans" fo:font-size="15pt" fo:letter-spacing="0.035cm" fo:font-weight="bold" officeooo:rsid="00730f93" officeooo:paragraph-rsid="00730f93" style:font-size-asian="13.1000003814697pt" style:font-weight-asian="bold" style:font-size-complex="15pt" style:font-weight-complex="bold"/>
    </style:style>
    <style:style style:name="P3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3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d966" style:font-size-asian="14pt" style:font-size-complex="14pt"/>
    </style:style>
    <style:style style:name="P3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e283d" style:font-size-asian="14pt" style:font-size-complex="14pt"/>
    </style:style>
    <style:style style:name="P3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e9720" style:font-size-asian="14pt" style:font-size-complex="14pt"/>
    </style:style>
    <style:style style:name="P37" style:family="paragraph" style:parent-style-name="Standard">
      <style:paragraph-properties fo:line-height="115%"/>
      <style:text-properties style:font-name="FreeSans" fo:font-size="14pt" fo:letter-spacing="0.035cm" officeooo:rsid="003f5e20" officeooo:paragraph-rsid="003f5e20" style:font-size-asian="14pt" style:font-size-complex="14pt"/>
    </style:style>
    <style:style style:name="P38" style:family="paragraph" style:parent-style-name="Standard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39" style:family="paragraph" style:parent-style-name="Standard">
      <style:paragraph-properties fo:line-height="115%"/>
      <style:text-properties style:font-name="FreeSans" fo:font-size="14pt" fo:letter-spacing="0.035cm" officeooo:rsid="0046af3c" officeooo:paragraph-rsid="0046af3c" style:font-size-asian="14pt" style:font-size-complex="14pt"/>
    </style:style>
    <style:style style:name="P40" style:family="paragraph" style:parent-style-name="Standard">
      <style:paragraph-properties fo:line-height="115%"/>
      <style:text-properties style:font-name="FreeSans" fo:font-size="14pt" fo:letter-spacing="0.035cm" officeooo:rsid="0051e9ad" officeooo:paragraph-rsid="0051e9ad" style:font-size-asian="14pt" style:font-size-complex="14pt"/>
    </style:style>
    <style:style style:name="P41" style:family="paragraph" style:parent-style-name="Standard">
      <style:paragraph-properties fo:line-height="115%"/>
      <style:text-properties style:font-name="FreeSans" fo:font-size="14pt" fo:letter-spacing="0.035cm" officeooo:rsid="00534272" officeooo:paragraph-rsid="00534272" style:font-size-asian="14pt" style:font-size-complex="14pt"/>
    </style:style>
    <style:style style:name="P42" style:family="paragraph" style:parent-style-name="Standard">
      <style:paragraph-properties fo:line-height="115%"/>
      <style:text-properties style:font-name="FreeSans" fo:font-size="14pt" fo:letter-spacing="0.035cm" officeooo:rsid="0054c16d" officeooo:paragraph-rsid="004fc7c7" style:font-size-asian="14pt" style:font-size-complex="14pt"/>
    </style:style>
    <style:style style:name="P43" style:family="paragraph" style:parent-style-name="Standard">
      <style:paragraph-properties fo:line-height="115%"/>
      <style:text-properties style:font-name="FreeSans" fo:font-size="14pt" fo:letter-spacing="0.035cm" officeooo:rsid="005e21a0" officeooo:paragraph-rsid="005e21a0" style:font-size-asian="14pt" style:font-size-complex="14pt"/>
    </style:style>
    <style:style style:name="P44" style:family="paragraph" style:parent-style-name="Standard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45" style:family="paragraph" style:parent-style-name="Standard">
      <style:paragraph-properties fo:line-height="115%"/>
      <style:text-properties style:font-name="FreeSans" fo:font-size="14pt" fo:letter-spacing="0.035cm" officeooo:rsid="006b7a80" officeooo:paragraph-rsid="006b7a80" style:font-size-asian="14pt" style:font-size-complex="14pt"/>
    </style:style>
    <style:style style:name="P46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35c773" officeooo:paragraph-rsid="002a61b8" style:font-size-asian="16pt" style:font-style-asian="italic" style:font-weight-asian="bold" style:font-size-complex="16pt" style:font-style-complex="italic" style:font-weight-complex="bold"/>
    </style:style>
    <style:style style:name="P47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e9720" style:font-size-asian="16pt" style:font-style-asian="italic" style:font-weight-asian="bold" style:font-size-complex="16pt" style:font-style-complex="italic" style:font-weight-complex="bold"/>
    </style:style>
    <style:style style:name="P48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8e0f6" style:font-size-asian="16pt" style:font-style-asian="italic" style:font-weight-asian="bold" style:font-size-complex="16pt" style:font-style-complex="italic" style:font-weight-complex="bold"/>
    </style:style>
    <style:style style:name="P49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d95ac" style:font-size-asian="17.5pt" style:font-style-asian="italic" style:font-weight-asian="normal" style:font-size-complex="20pt" style:font-style-complex="italic" style:font-weight-complex="normal"/>
    </style:style>
    <style:style style:name="P50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d95ac" officeooo:paragraph-rsid="006d95ac" style:font-size-asian="40pt" style:font-style-asian="italic" style:font-weight-asian="bold" style:font-size-complex="40pt" style:font-style-complex="italic" style:font-weight-complex="bold"/>
    </style:style>
    <style:style style:name="P5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e283d" officeooo:paragraph-rsid="003e283d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f5e20" officeooo:paragraph-rsid="003f5e20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0f1b9" officeooo:paragraph-rsid="0040f1b9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3bcdc" officeooo:paragraph-rsid="0043bcdc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fc7c7" officeooo:paragraph-rsid="004fc7c7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54c16d" officeooo:paragraph-rsid="0054c16d" style:font-size-asian="13.1000003814697pt" style:font-weight-asian="bold" style:font-size-complex="15pt" style:font-weight-complex="bold"/>
    </style:style>
    <style:style style:name="P59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d2bf0" officeooo:paragraph-rsid="0068314b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officeooo:rsid="00730f93" officeooo:paragraph-rsid="00730f93" style:font-size-asian="14pt" style:font-style-asian="normal" style:font-size-complex="14pt" style:font-style-complex="normal"/>
    </style:style>
    <style:style style:name="P61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d95ac"/>
    </style:style>
    <style:style style:name="P62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63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64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c841b" officeooo:paragraph-rsid="003c841b" style:font-size-asian="25pt" style:font-style-asian="italic" style:font-size-complex="25pt" style:font-style-complex="italic"/>
    </style:style>
    <style:style style:name="P65" style:family="paragraph" style:parent-style-name="Standard" style:list-style-name="L1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66" style:family="paragraph" style:parent-style-name="Standard" style:list-style-name="L3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67" style:family="paragraph" style:parent-style-name="Standard" style:list-style-name="L4">
      <style:paragraph-properties fo:line-height="115%"/>
      <style:text-properties style:font-name="FreeSans" fo:font-size="14pt" fo:letter-spacing="0.035cm" officeooo:rsid="0054c16d" officeooo:paragraph-rsid="0054c16d" style:font-size-asian="14pt" style:font-size-complex="14pt"/>
    </style:style>
    <style:style style:name="P68" style:family="paragraph" style:parent-style-name="Standard" style:list-style-name="L1">
      <style:paragraph-properties fo:line-height="115%"/>
      <style:text-properties style:font-name="FreeSans" fo:font-size="14pt" fo:letter-spacing="0.035cm" officeooo:rsid="0077fe8c" officeooo:paragraph-rsid="0077fe8c" style:font-size-asian="14pt" style:font-size-complex="14pt"/>
    </style:style>
    <style:style style:name="P69" style:family="paragraph" style:parent-style-name="Standard" style:list-style-name="L1">
      <style:paragraph-properties fo:line-height="115%"/>
      <style:text-properties style:font-name="FreeSans" fo:font-size="14pt" fo:letter-spacing="0.035cm" officeooo:rsid="0078b773" officeooo:paragraph-rsid="0078b773" style:font-size-asian="14pt" style:font-size-complex="14pt"/>
    </style:style>
    <style:style style:name="P70" style:family="paragraph" style:parent-style-name="Standard" style:list-style-name="L1">
      <style:paragraph-properties fo:line-height="115%"/>
      <style:text-properties style:font-name="FreeSans" fo:font-size="14pt" fo:letter-spacing="0.035cm" officeooo:rsid="007c1ca4" officeooo:paragraph-rsid="007c1ca4" style:font-size-asian="14pt" style:font-size-complex="14pt"/>
    </style:style>
    <style:style style:name="P71" style:family="paragraph" style:parent-style-name="Standard" style:list-style-name="L2">
      <style:paragraph-properties fo:line-height="115%"/>
      <style:text-properties style:font-name="FreeSans" fo:font-size="14pt" fo:letter-spacing="0.035cm" fo:font-weight="normal" officeooo:rsid="005ad9d5" officeooo:paragraph-rsid="005ad9d5" style:font-size-asian="14pt" style:font-weight-asian="normal" style:font-size-complex="14pt" style:font-weight-complex="normal"/>
    </style:style>
    <style:style style:name="P72" style:family="paragraph" style:parent-style-name="Standard" style:list-style-name="L2">
      <style:paragraph-properties fo:line-height="115%"/>
      <style:text-properties officeooo:paragraph-rsid="00534272"/>
    </style:style>
    <style:style style:name="P73" style:family="paragraph" style:parent-style-name="Standard" style:list-style-name="L2">
      <style:paragraph-properties fo:line-height="115%"/>
      <style:text-properties fo:font-weight="bold" officeooo:paragraph-rsid="00534272" style:font-weight-asian="bold" style:font-weight-complex="bold"/>
    </style:style>
    <style:style style:name="P74" style:family="paragraph" style:parent-style-name="Standard" style:list-style-name="L2">
      <style:paragraph-properties fo:line-height="115%"/>
      <style:text-properties fo:font-weight="bold" officeooo:rsid="005ad9d5" officeooo:paragraph-rsid="005ad9d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FreeSans" fo:font-size="14pt" officeooo:rsid="0044f5a7" officeooo:paragraph-rsid="0044f5a7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style:font-name="FreeSans" fo:font-size="14pt" officeooo:rsid="004481ea" officeooo:paragraph-rsid="004481ea" style:font-size-asian="14pt" style:font-size-complex="14pt"/>
    </style:style>
    <style:style style:name="P77" style:family="paragraph" style:parent-style-name="Table_20_Contents">
      <style:text-properties style:font-name="FreeSans" fo:font-size="14pt" officeooo:rsid="007175d5" officeooo:paragraph-rsid="007175d5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style:font-name="FreeSans" fo:font-size="14pt" officeooo:rsid="00824952" officeooo:paragraph-rsid="00824952" style:font-size-asian="14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824952" style:font-size-asian="14pt" style:font-weight-asian="bold" style:font-size-complex="14pt" style:font-weight-complex="bold"/>
    </style:style>
    <style:style style:name="P80" style:family="paragraph">
      <loext:graphic-properties draw:fill-color="#2c3756"/>
    </style:style>
    <style:style style:name="P81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2" style:family="paragraph">
      <style:paragraph-properties fo:line-height="150%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style:text-position="0% 100%" officeooo:rsid="004a3747"/>
    </style:style>
    <style:style style:name="T2" style:family="text">
      <style:text-properties officeooo:rsid="0038ffbc"/>
    </style:style>
    <style:style style:name="T3" style:family="text">
      <style:text-properties officeooo:rsid="004a3747"/>
    </style:style>
    <style:style style:name="T4" style:family="text">
      <style:text-properties officeooo:rsid="006e2813"/>
    </style:style>
    <style:style style:name="T5" style:family="text">
      <style:text-properties fo:font-weight="bold" officeooo:rsid="002f1e74" style:font-weight-asian="bold" style:font-weight-complex="bold"/>
    </style:style>
    <style:style style:name="T6" style:family="text">
      <style:text-properties fo:font-weight="bold" officeooo:rsid="0063b697" style:font-weight-asian="bold" style:font-weight-complex="bold"/>
    </style:style>
    <style:style style:name="T7" style:family="text">
      <style:text-properties officeooo:rsid="00312f65"/>
    </style:style>
    <style:style style:name="T8" style:family="text">
      <style:text-properties officeooo:rsid="003bb870"/>
    </style:style>
    <style:style style:name="T9" style:family="text">
      <style:text-properties officeooo:rsid="0040e5d6"/>
    </style:style>
    <style:style style:name="T10" style:family="text">
      <style:text-properties officeooo:rsid="004c2b52"/>
    </style:style>
    <style:style style:name="T11" style:family="text">
      <style:text-properties officeooo:rsid="00534272"/>
    </style:style>
    <style:style style:name="T12" style:family="text">
      <style:text-properties style:font-name="FreeSans" fo:font-size="14pt" fo:letter-spacing="0.035cm" officeooo:rsid="00534272" style:font-size-asian="14pt" style:font-size-complex="14pt"/>
    </style:style>
    <style:style style:name="T13" style:family="text">
      <style:text-properties style:font-name="FreeSans" fo:font-size="14pt" fo:letter-spacing="0.035cm" officeooo:rsid="00563212" style:font-size-asian="14pt" style:font-size-complex="14pt"/>
    </style:style>
    <style:style style:name="T14" style:family="text">
      <style:text-properties style:font-name="FreeSans" fo:font-size="14pt" fo:letter-spacing="0.035cm" officeooo:rsid="0057361a" style:font-size-asian="14pt" style:font-size-complex="14pt"/>
    </style:style>
    <style:style style:name="T15" style:family="text">
      <style:text-properties style:font-name="FreeSans" fo:font-size="14pt" fo:letter-spacing="0.035cm" officeooo:rsid="0057d87e" style:font-size-asian="14pt" style:font-size-complex="14pt"/>
    </style:style>
    <style:style style:name="T16" style:family="text">
      <style:text-properties style:font-name="FreeSans" fo:font-size="14pt" fo:letter-spacing="0.035cm" fo:font-weight="bold" officeooo:rsid="00534272" style:font-size-asian="14pt" style:font-weight-asian="bold" style:font-size-complex="14pt" style:font-weight-complex="bold"/>
    </style:style>
    <style:style style:name="T17" style:family="text">
      <style:text-properties style:font-name="FreeSans" fo:font-size="14pt" fo:letter-spacing="0.035cm" fo:font-weight="normal" style:font-size-asian="14pt" style:font-weight-asian="normal" style:font-size-complex="14pt" style:font-weight-complex="normal"/>
    </style:style>
    <style:style style:name="T18" style:family="text">
      <style:text-properties style:font-name="FreeSans" fo:font-size="14pt" fo:letter-spacing="0.035cm" fo:font-weight="normal" officeooo:rsid="00534272" style:font-size-asian="14pt" style:font-weight-asian="normal" style:font-size-complex="14pt" style:font-weight-complex="normal"/>
    </style:style>
    <style:style style:name="T19" style:family="text">
      <style:text-properties style:font-name="FreeSans" fo:font-size="14pt" fo:letter-spacing="0.035cm" fo:font-weight="normal" officeooo:rsid="0057d87e" style:font-size-asian="14pt" style:font-weight-asian="normal" style:font-size-complex="14pt" style:font-weight-complex="normal"/>
    </style:style>
    <style:style style:name="T20" style:family="text">
      <style:text-properties style:font-name="FreeSans" fo:font-size="14pt" fo:letter-spacing="0.035cm" fo:font-weight="normal" officeooo:rsid="00596888" style:font-size-asian="14pt" style:font-weight-asian="normal" style:font-size-complex="14pt" style:font-weight-complex="normal"/>
    </style:style>
    <style:style style:name="T21" style:family="text">
      <style:text-properties style:font-name="FreeSans" fo:font-size="14pt" fo:letter-spacing="0.035cm" fo:font-weight="normal" officeooo:rsid="005c1e75" style:font-size-asian="14pt" style:font-weight-asian="normal" style:font-size-complex="14pt" style:font-weight-complex="normal"/>
    </style:style>
    <style:style style:name="T22" style:family="text">
      <style:text-properties style:font-name="FreeSans" fo:font-size="14pt" fo:letter-spacing="0.035cm" fo:font-style="normal" fo:font-weight="normal" officeooo:rsid="0057d87e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officeooo:rsid="005ee7f7"/>
    </style:style>
    <style:style style:name="T24" style:family="text">
      <style:text-properties officeooo:rsid="0068314b"/>
    </style:style>
    <style:style style:name="T25" style:family="text">
      <style:text-properties officeooo:rsid="006934c3"/>
    </style:style>
    <style:style style:name="T26" style:family="text">
      <style:text-properties officeooo:rsid="006b7a80"/>
    </style:style>
    <style:style style:name="T27" style:family="text">
      <style:text-properties officeooo:rsid="006fadae"/>
    </style:style>
    <style:style style:name="T28" style:family="text">
      <style:text-properties officeooo:rsid="006fc2d6"/>
    </style:style>
    <style:style style:name="T29" style:family="text">
      <style:text-properties officeooo:rsid="007175d5"/>
    </style:style>
    <style:style style:name="T30" style:family="text">
      <style:text-properties officeooo:rsid="0072f25c"/>
    </style:style>
    <style:style style:name="T31" style:family="text">
      <style:text-properties officeooo:rsid="0075054a"/>
    </style:style>
    <style:style style:name="T32" style:family="text">
      <style:text-properties officeooo:rsid="0076f36a"/>
    </style:style>
    <style:style style:name="T33" style:family="text">
      <style:text-properties officeooo:rsid="0077fe8c"/>
    </style:style>
    <style:style style:name="T34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80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1" draw:name="Shape2" draw:style-name="gr4" draw:text-style-name="P80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50">Plan de proyecto</text:p>
      <text:p text:style-name="P61"><draw:frame draw:style-name="fr2" draw:name="Image1" text:anchor-type="as-char" svg:width="14.6cm" svg:height="6.6cm" draw:z-index="12"><draw:image xlink:href="Pictures/1000020100000226000000FA9C3F27F97A3CB667.png" xlink:type="simple" xlink:show="embed" xlink:actuate="onLoad" loext:mime-type="image/png"/></draw:frame></text:p>
      <text:p text:style-name="P49"><text:span text:style-name="T5">Proyecto </text:span><text:span text:style-name="T6">Colibrí</text:span></text:p>
      <text:p text:style-name="P28"/>
      <text:p text:style-name="P31">Asignatura</text:p>
      <text:p text:style-name="P28">Laboratorio de desarrollo de software</text:p>
      <text:p text:style-name="P28"/>
      <text:p text:style-name="P31">Autor</text:p>
      <text:p text:style-name="P30">Cinthia Lima <text:span text:style-name="T4">y</text:span> <text:span text:style-name="T3">Ariel Machini</text:span></text:p>
      <text:p text:style-name="P28"/>
      <text:p text:style-name="P31">Fecha de redacción</text:p>
      <text:p text:style-name="P28"><text:span text:style-name="T8">10</text:span>/<text:span text:style-name="T7">09</text:span>/<text:span text:style-name="T7">2017</text:span></text:p>
      <text:p text:style-name="P62"><draw:custom-shape text:anchor-type="paragraph" draw:z-index="1" draw:name="Shape1" draw:style-name="gr2" draw:text-style-name="P81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83" svg:width="6.501cm" svg:height="18.5cm" svg:x="0.499cm" svg:y="0.75cm"><draw:text-box><text:p text:style-name="P82"><text:span text:style-name="T34">Este documento está compuesto por toda la información necesaria para llevar a cabo la dirección del proyecto. Es utilizado por la dirección del proyecto para dirigir las actividades a realizar durante el proceso de desarrollo del software, este comprende un conjunto de artefactos que son desarrollados durante la fase de inicio y que son utilizados durante todo el ciclo de vida del proyecto (gestión de riesgos, aseguramiento de calidad, resolución de problemas, entre otros).</text:span></text:p></draw:text-box></draw:frame></text:p>
      <text:p text:style-name="P63">Índice</text:p>
      <text:p text:style-name="P2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Introducción</text:p>
          </table:table-cell>
          <table:table-cell table:style-name="Table1.A1" office:value-type="string">
            <text:p text:style-name="P24">Página 4</text:p>
          </table:table-cell>
        </table:table-row>
        <table:table-row>
          <table:table-cell table:style-name="Table1.A1" office:value-type="string">
            <text:p text:style-name="P6">Alcance del proyecto</text:p>
          </table:table-cell>
          <table:table-cell table:style-name="Table1.A1" office:value-type="string">
            <text:p text:style-name="P24">Página 4</text:p>
          </table:table-cell>
        </table:table-row>
        <table:table-row>
          <table:table-cell table:style-name="Table1.A1" office:value-type="string">
            <text:p text:style-name="P6">Entregables del proyecto</text:p>
          </table:table-cell>
          <table:table-cell table:style-name="Table1.A1" office:value-type="string">
            <text:p text:style-name="P24">Página 4 y 5</text:p>
          </table:table-cell>
        </table:table-row>
        <table:table-row>
          <table:table-cell table:style-name="Table1.A1" office:value-type="string">
            <text:p text:style-name="P6">Estrategia de evolución del plan</text:p>
          </table:table-cell>
          <table:table-cell table:style-name="Table1.A1" office:value-type="string">
            <text:p text:style-name="P24">Página 5</text:p>
          </table:table-cell>
        </table:table-row>
        <table:table-row>
          <table:table-cell table:style-name="Table1.A1" office:value-type="string">
            <text:p text:style-name="P10">Organización <text:span text:style-name="T31">del proyecto</text:span></text:p>
          </table:table-cell>
          <table:table-cell table:style-name="Table1.A1" office:value-type="string">
            <text:p text:style-name="P25">Página 5</text:p>
          </table:table-cell>
        </table:table-row>
        <table:table-row>
          <table:table-cell table:style-name="Table1.A1" office:value-type="string">
            <text:p text:style-name="P6"><text:s text:c="4"/><text:span text:style-name="T31">Modelo de proceso</text:span></text:p>
          </table:table-cell>
          <table:table-cell table:style-name="Table1.A1" office:value-type="string">
            <text:p text:style-name="P25">Página 5 y 6</text:p>
          </table:table-cell>
        </table:table-row>
        <table:table-row>
          <table:table-cell table:style-name="Table1.A1" office:value-type="string">
            <text:p text:style-name="P6"><text:s text:c="4"/><text:span text:style-name="T32">Responsables</text:span></text:p>
          </table:table-cell>
          <table:table-cell table:style-name="Table1.A1" office:value-type="string">
            <text:p text:style-name="P26">Página 6 y 7</text:p>
          </table:table-cell>
        </table:table-row>
        <table:table-row>
          <table:table-cell table:style-name="Table1.A1" office:value-type="string">
            <text:p text:style-name="P9">Proceso de gestión</text:p>
          </table:table-cell>
          <table:table-cell table:style-name="Table1.A1" office:value-type="string">
            <text:p text:style-name="P26">Página 7</text:p>
          </table:table-cell>
        </table:table-row>
        <table:table-row>
          <table:table-cell table:style-name="Table1.A1" office:value-type="string">
            <text:p text:style-name="P5"><text:s text:c="4"/>Objetivos y prioridades de gestión</text:p>
          </table:table-cell>
          <table:table-cell table:style-name="Table1.A1" office:value-type="string">
            <text:p text:style-name="P26">Página 7 y 8</text:p>
          </table:table-cell>
        </table:table-row>
        <table:table-row>
          <table:table-cell table:style-name="Table1.A1" office:value-type="string">
            <text:p text:style-name="P5"><text:s text:c="4"/>Condiciones asumidas, dependencias y<text:line-break/> <text:s text:c="3"/>restricciones</text:p>
          </table:table-cell>
          <table:table-cell table:style-name="Table1.A1" office:value-type="string">
            <text:p text:style-name="P26">Página 8</text:p>
          </table:table-cell>
        </table:table-row>
        <table:table-row>
          <table:table-cell table:style-name="Table1.A1" office:value-type="string">
            <text:p text:style-name="P5"><text:s text:c="4"/>Gestión de riesgos</text:p>
          </table:table-cell>
          <table:table-cell table:style-name="Table1.A1" office:value-type="string">
            <text:p text:style-name="P26">Página 8</text:p>
          </table:table-cell>
        </table:table-row>
        <table:table-row>
          <table:table-cell table:style-name="Table1.A1" office:value-type="string">
            <text:p text:style-name="P8">Anexos</text:p>
          </table:table-cell>
          <table:table-cell table:style-name="Table1.A1" office:value-type="string">
            <text:p text:style-name="P26">Página 8</text:p>
          </table:table-cell>
        </table:table-row>
      </table:table>
      <text:p text:style-name="P32"/>
      <text:p text:style-name="P64">Plan de Proyecto</text:p>
      <text:p text:style-name="P46"/>
      <text:p text:style-name="P52">Introducción</text:p>
      <text:p text:style-name="P37">La aplicación a desarrollar tendrá dos funciones importantes: la primera permitir crear formularios, y la segunda permitir rellenar formularios y enviar los datos de este a quien le corresponda. Actualmente no existe una herramienta que ayude al proceso de solicitudes mediante formularios. <text:span text:style-name="T9">Por ende nuestro proyecto busca digitalizar dicho proceso.</text:span></text:p>
      <text:p text:style-name="P33"/>
      <text:p text:style-name="P53">Alcance del proyecto</text:p>
      <text:p text:style-name="P38">Casos de uso detectados.</text:p>
      <text:list xml:id="list2408999812" text:style-name="L1">
        <text:list-item>
          <text:p text:style-name="P65">Fase <text:span text:style-name="T33">Inicio</text:span></text:p>
          <text:list>
            <text:list-item>
              <text:p text:style-name="P65">Iteración 1</text:p>
              <text:list>
                <text:list-item>
                  <text:p text:style-name="P65">Completado y envió de formularios</text:p>
                </text:list-item>
                <text:list-item>
                  <text:p text:style-name="P65">Creación de formulario</text:p>
                </text:list-item>
                <text:list-item>
                  <text:p text:style-name="P65">Eliminación de formulario</text:p>
                </text:list-item>
                <text:list-item>
                  <text:p text:style-name="P65">Modificación de formulario</text:p>
                </text:list-item>
                <text:list-item>
                  <text:p text:style-name="P65">Ingreso al sistema con correo institucional</text:p>
                </text:list-item>
                <text:list-item>
                  <text:p text:style-name="P65">Validación de usuario</text:p>
                </text:list-item>
                <text:list-item>
                  <text:p text:style-name="P65">Buscar formularios</text:p>
                </text:list-item>
                <text:list-item>
                  <text:p text:style-name="P65">Salir de la aplicación</text:p>
                </text:list-item>
              </text:list>
            </text:list-item>
          </text:list>
        </text:list-item>
        <text:list-item>
          <text:p text:style-name="P68">Fase Elaboración</text:p>
          <text:list>
            <text:list-item>
              <text:p text:style-name="P68">Iteración 2</text:p>
              <text:list>
                <text:list-item>
                  <text:p text:style-name="P69">Inicio de sesión </text:p>
                </text:list-item>
                <text:list-item>
                  <text:p text:style-name="P69">ABM Formulario</text:p>
                </text:list-item>
                <text:list-item>
                  <text:p text:style-name="P69">ABM de gestores de formularios</text:p>
                </text:list-item>
                <text:list-item>
                  <text:p text:style-name="P69">Administrador de contenido de formularios</text:p>
                </text:list-item>
                <text:list-item>
                  <text:p text:style-name="P69">Buscar formularios creados</text:p>
                </text:list-item>
                <text:list-item>
                  <text:p text:style-name="P70"><text:soft-page-break/>Generar Informes</text:p>
                </text:list-item>
              </text:list>
            </text:list-item>
          </text:list>
        </text:list-item>
      </text:list>
      <text:p text:style-name="P34"/>
      <text:p text:style-name="P54">Entregables del <text:span text:style-name="T28">p</text:span>royecto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22">Descripción</text:p>
          </table:table-cell>
          <table:table-cell table:style-name="Tabla1.A1" office:value-type="string">
            <text:p text:style-name="P22">Fecha de <text:span text:style-name="T27">e</text:span>ntrega</text:p>
          </table:table-cell>
          <table:table-cell table:style-name="Tabla1.A1" office:value-type="string">
            <text:p text:style-name="P22">Lugar de <text:span text:style-name="T27">e</text:span>ntrega</text:p>
          </table:table-cell>
          <table:table-cell table:style-name="Tabla1.D1" office:value-type="string">
            <text:p text:style-name="P22">Condición de satisfacción</text:p>
          </table:table-cell>
        </table:table-row>
        <table:table-row>
          <table:table-cell table:style-name="Tabla1.A2" table:number-columns-spanned="4" office:value-type="string">
            <text:p text:style-name="P79">Entregables 1ra I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5">Modelo de negocio</text:p>
          </table:table-cell>
          <table:table-cell table:style-name="Tabla1.B3" office:value-type="string">
            <text:p text:style-name="P17"><text:span text:style-name="T10">01</text:span>/<text:span text:style-name="T10">09</text:span>/<text:span text:style-name="T10">2017</text:span> </text:p>
          </table:table-cell>
          <table:table-cell table:style-name="Tabla1.C7" office:value-type="string">
            <text:p text:style-name="P18">Laboratorio A4</text:p>
          </table:table-cell>
          <table:table-cell table:style-name="Tabla1.D3" office:value-type="string">
            <text:p text:style-name="P14">Aceptación por parte de los docentes.</text:p>
          </table:table-cell>
        </table:table-row>
        <table:table-row>
          <table:table-cell table:style-name="Tabla1.A3" office:value-type="string">
            <text:p text:style-name="P15">Estudio de <text:span text:style-name="T29">f</text:span>actibilidad</text:p>
          </table:table-cell>
          <table:table-cell table:style-name="Tabla1.B4" office:value-type="string">
            <text:p text:style-name="P15">08/09/2017</text:p>
          </table:table-cell>
          <table:table-cell table:style-name="Tabla1.C7" office:value-type="string">
            <text:p text:style-name="P15">Laboratorio A4</text:p>
          </table:table-cell>
          <table:table-cell table:style-name="Tabla1.D4" office:value-type="string">
            <text:p text:style-name="P14">Aceptación por parte del cliente y de los docentes.</text:p>
          </table:table-cell>
        </table:table-row>
        <table:table-row>
          <table:table-cell table:style-name="Tabla1.A3" office:value-type="string">
            <text:p text:style-name="P15">Propuesta de desarrollo</text:p>
          </table:table-cell>
          <table:table-cell table:style-name="Tabla1.B5" office:value-type="string">
            <text:p text:style-name="P15">08/09/2017</text:p>
          </table:table-cell>
          <table:table-cell table:style-name="Tabla1.C7" office:value-type="string">
            <text:p text:style-name="P15">Laboratorio A4</text:p>
          </table:table-cell>
          <table:table-cell table:style-name="Tabla1.D5" office:value-type="string">
            <text:p text:style-name="P14">Aceptación por parte del cliente y de los docentes.</text:p>
          </table:table-cell>
        </table:table-row>
        <table:table-row>
          <table:table-cell table:style-name="Tabla1.A3" office:value-type="string">
            <text:p text:style-name="P15">Plan de <text:span text:style-name="T29">p</text:span>royecto</text:p>
          </table:table-cell>
          <table:table-cell table:style-name="Tabla1.B6" office:value-type="string">
            <text:p text:style-name="P15">12/09/2017</text:p>
          </table:table-cell>
          <table:table-cell table:style-name="Tabla1.C7" office:value-type="string">
            <text:p text:style-name="P15">Laboratorio A4</text:p>
          </table:table-cell>
          <table:table-cell table:style-name="Tabla1.D6" office:value-type="string">
            <text:p text:style-name="P14">Aceptación por parte de los docentes.</text:p>
          </table:table-cell>
        </table:table-row>
        <table:table-row>
          <table:table-cell table:style-name="Tabla1.A3" office:value-type="string">
            <text:p text:style-name="P15">Plan de <text:span text:style-name="T29">i</text:span>teración</text:p>
          </table:table-cell>
          <table:table-cell table:style-name="Tabla1.B7" office:value-type="string">
            <text:p text:style-name="P15">12/09/2017</text:p>
          </table:table-cell>
          <table:table-cell table:style-name="Tabla1.C7" office:value-type="string">
            <text:p text:style-name="P15">Laboratorio A4</text:p>
          </table:table-cell>
          <table:table-cell table:style-name="Tabla1.D7" office:value-type="string">
            <text:p text:style-name="P14">Aceptación por parte de los docentes.</text:p>
          </table:table-cell>
        </table:table-row>
        <table:table-row>
          <table:table-cell table:style-name="Tabla1.A3" office:value-type="string">
            <text:p text:style-name="P16">Especificación de requerimientos</text:p>
          </table:table-cell>
          <table:table-cell table:style-name="Tabla1.B8" office:value-type="string">
            <text:p text:style-name="P16">15/09/2017</text:p>
          </table:table-cell>
          <table:table-cell table:style-name="Tabla1.C8" office:value-type="string">
            <text:p text:style-name="P15">Laboratorio A4</text:p>
          </table:table-cell>
          <table:table-cell table:style-name="Tabla1.D8" office:value-type="string">
            <text:p text:style-name="P14">Aceptación por parte del cliente </text:p>
          </table:table-cell>
        </table:table-row>
        <table:table-row>
          <table:table-cell table:style-name="Tabla1.A9" table:number-columns-spanned="4" office:value-type="string">
            <text:p text:style-name="P79">Entregables 2da I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79">-</text:p>
          </table:table-cell>
          <table:table-cell table:style-name="Tabla1.B10" office:value-type="string">
            <text:p text:style-name="P79">-</text:p>
          </table:table-cell>
          <table:table-cell table:style-name="Tabla1.B10" office:value-type="string">
            <text:p text:style-name="P79">-</text:p>
          </table:table-cell>
          <table:table-cell table:style-name="Tabla1.D10" office:value-type="string">
            <text:p text:style-name="P79">-</text:p>
          </table:table-cell>
        </table:table-row>
      </table:table>
      <text:p text:style-name="P35"/>
      <text:p text:style-name="P51">Estrategia de evolución del <text:span text:style-name="T29">p</text:span>lan</text:p>
      <text:p text:style-name="P39">Este plan será revisado al inicio de cada fase y será modificado si es necesario. El encargado de realizar las modificaciones será un miembro del equipo de desarrollo.</text:p>
      <text:p text:style-name="P39"><text:soft-page-break/>La evolución de este documento podrá ser vista por el equipo de desarrollo ya que se encontrará en el repositorio compartido.</text:p>
      <text:p text:style-name="P39"/>
      <text:p text:style-name="P48">Organización del <text:span text:style-name="T29">p</text:span>royecto</text:p>
      <text:p text:style-name="P55">Modelo de <text:span text:style-name="T29">p</text:span>roceso</text:p>
      <text:p text:style-name="P40">Se sigue la metodología de desarrollo PSI <text:span text:style-name="T11">que esta basado en el Proceso Unificado para el desarrollo de software. </text:span></text:p>
      <text:p text:style-name="P41">Esta metodología tiene las siguientes características:</text:p>
      <text:list xml:id="list791787437" text:style-name="L2">
        <text:list-item>
          <text:p text:style-name="P72"><text:span text:style-name="T16">Dirigido por casos de uso</text:span><text:span text:style-name="T12">: </text:span><text:span text:style-name="T13">Los casos de uso son utilizados para captar requerimientos funcionales y </text:span><text:span text:style-name="T14">definir los contenidos de las iteraciones. En cada iteración se debe tomar un conjunto de casos de uso y desarrollar todo el camino a través de las distintas </text:span><text:span text:style-name="T15">actividades del proceso de desarrollo.</text:span></text:p>
        </text:list-item>
        <text:list-item>
          <text:p text:style-name="P73"><text:span text:style-name="T12">Centrado en la arquitectura</text:span><text:span text:style-name="T18">: </text:span><text:span text:style-name="T19">Como no existe un modelo único que abarque todos los aspectos de un sistema, existen muchos modelos y vistas que definen la </text:span><text:span text:style-name="T22">arquitectura de software del sistema a desarrollar.</text:span></text:p>
        </text:list-item>
        <text:list-item>
          <text:p text:style-name="P73"><text:span text:style-name="T12">Es iterativo e incremental</text:span><text:span text:style-name="T18">: </text:span><text:span text:style-name="T19">es iterativo e incremental compuesto </text:span><text:span text:style-name="T20">de 4 fases: inicio, elaboración, Construcción y Transición. Cada una de las fases a su vez esta dividida en una serie de iteraciones. Las iteraciones dan como resultado un incremento del producto desarrollado que añade o mejora las funcionalidad del sistema en desarrollo.</text:span></text:p>
          <text:p text:style-name="P74"><text:span text:style-name="T20">A </text:span><text:span text:style-name="T17">su vez cada una de las iteraciones se divide en una serie de disciplinas: </text:span></text:p>
          <text:list>
            <text:list-item>
              <text:list>
                <text:list-item>
                  <text:list>
                    <text:list-item>
                      <text:p text:style-name="P71">Análisis de requisitos</text:p>
                    </text:list-item>
                    <text:list-item>
                      <text:p text:style-name="P71">Diseño</text:p>
                    </text:list-item>
                    <text:list-item>
                      <text:p text:style-name="P71">Implementación</text:p>
                    </text:list-item>
                    <text:list-item>
                      <text:p text:style-name="P71">Prueba</text:p>
                    </text:list-item>
                    <text:list-item>
                      <text:p text:style-name="P71"><text:soft-page-break/>Mantenimiento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<text:span text:style-name="T16">Enfocado en los riesgos</text:span><text:span text:style-name="T18">: </text:span><text:span text:style-name="T21">se deben identificar los riesgos críticos en una etapa temprana del ciclo de vida. </text:span></text:p>
        </text:list-item>
      </text:list>
      <text:p text:style-name="P36"/>
      <text:p text:style-name="P56">Responsables</text:p>
      <text:p text:style-name="P59">Responsables definidos <text:span text:style-name="T24">para las primeras actividades descubiertas</text:span> en esta primera versión del documento:</text:p>
      <text:p text:style-name="P59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3">Descripción</text:p>
          </table:table-cell>
          <table:table-cell table:style-name="Tabla2.A1" office:value-type="string">
            <text:p text:style-name="P23">Responsables</text:p>
          </table:table-cell>
          <table:table-cell table:style-name="Tabla2.C1" office:value-type="string">
            <text:p text:style-name="P23">Involucrados</text:p>
          </table:table-cell>
        </table:table-row>
        <table:table-row>
          <table:table-cell table:style-name="Tabla2.A2" office:value-type="string">
            <text:p text:style-name="P19">Conocer el problema</text:p>
          </table:table-cell>
          <table:table-cell table:style-name="Tabla2.B2" office:value-type="string">
            <text:p text:style-name="P21">Cinthia Lima y Ariel Machini</text:p>
          </table:table-cell>
          <table:table-cell table:style-name="Tabla2.C2" office:value-type="string">
            <text:p text:style-name="P19">Mg. Osiris Sofía <text:span text:style-name="T30">y </text:span>Lic. Karim Hallar</text:p>
          </table:table-cell>
        </table:table-row>
        <table:table-row>
          <table:table-cell table:style-name="Tabla2.A2" office:value-type="string">
            <text:p text:style-name="P20">Documentación</text:p>
          </table:table-cell>
          <table:table-cell table:style-name="Tabla2.B3" office:value-type="string">
            <text:p text:style-name="P21">Cinthia Lima y Ariel Machini</text:p>
          </table:table-cell>
          <table:table-cell table:style-name="Tabla2.C3" office:value-type="string">
            <text:p text:style-name="P19">Mg. Osiris Sofía, <text:span text:style-name="T30">Lic. Esteban Gesto y </text:span>Lic. Karim Hallar</text:p>
          </table:table-cell>
        </table:table-row>
        <table:table-row>
          <table:table-cell table:style-name="Tabla2.A2" office:value-type="string">
            <text:p text:style-name="P20">Especificación de los requerimientos</text:p>
          </table:table-cell>
          <table:table-cell table:style-name="Tabla2.B4" office:value-type="string">
            <text:p text:style-name="P21">Cinthia Lima y Ariel Machini</text:p>
          </table:table-cell>
          <table:table-cell table:style-name="Tabla2.C4" office:value-type="string">
            <text:p text:style-name="P19">Mg. Osiris Sofía,</text:p>
            <text:p text:style-name="P19"><text:span text:style-name="T30">Lic. Esteban Gesto y </text:span>Lic. Karim Hallar</text:p>
          </table:table-cell>
        </table:table-row>
        <table:table-row>
          <table:table-cell table:style-name="Tabla2.A2" office:value-type="string">
            <text:p text:style-name="P20">Gestión de riesgos</text:p>
          </table:table-cell>
          <table:table-cell table:style-name="Tabla2.B5" office:value-type="string">
            <text:p text:style-name="P21">Cinthia Lima y Ariel Machini</text:p>
          </table:table-cell>
          <table:table-cell table:style-name="Tabla2.C5" office:value-type="string">
            <text:p text:style-name="P19">Mg. Osiris Sofía,</text:p>
            <text:p text:style-name="P19"><text:span text:style-name="T30">Lic. Esteban Gesto y </text:span>Lic. Karim Hallar</text:p>
          </table:table-cell>
        </table:table-row>
      </table:table>
      <text:p text:style-name="P36"/>
      <text:p text:style-name="P47">Proceso de <text:span text:style-name="T24">g</text:span>estión</text:p>
      <text:p text:style-name="P56">Objetivos y <text:span text:style-name="T24">p</text:span>rioridades de <text:span text:style-name="T25">g</text:span>estión</text:p>
      <text:p text:style-name="P43">La gestión del proyecto <text:span text:style-name="T23">tiene mucha importancia en cualquier desarrollo. Esta tarea tiene como objetivo definir tiempos, roles y tareas en relación al proyecto así como también lograr un buen monitoreo del mismo cada cierto tiempo con el fin de mantener la planificación al día.</text:span></text:p>
      <text:p text:style-name="P44">Las actividades destacadas de la gestión de proyecto son…</text:p>
      <text:list xml:id="list2751293104" text:style-name="L3">
        <text:list-item>
          <text:p text:style-name="P66">…la planificación y el seguimiento del avance del proyecto,</text:p>
        </text:list-item>
        <text:list-item>
          <text:p text:style-name="P66"><text:soft-page-break/>las estimaciones y las mediciones,</text:p>
        </text:list-item>
        <text:list-item>
          <text:p text:style-name="P66">la gestión de riesgos,</text:p>
        </text:list-item>
        <text:list-item>
          <text:p text:style-name="P66">el registro de las horas trabajadas (del esfuerzo),</text:p>
        </text:list-item>
        <text:list-item>
          <text:p text:style-name="P66">las reuniones de equipo,</text:p>
        </text:list-item>
        <text:list-item>
          <text:p text:style-name="P66">las reuniones con el cliente,</text:p>
        </text:list-item>
        <text:list-item>
          <text:p text:style-name="P66">la revisión administrativa,</text:p>
        </text:list-item>
        <text:list-item>
          <text:p text:style-name="P66">la evaluación de las fases</text:p>
        </text:list-item>
        <text:list-item>
          <text:p text:style-name="P66">y la evaluación y/o modificación del plan de proyecto.</text:p>
        </text:list-item>
      </text:list>
      <text:p text:style-name="P56"/>
      <text:p text:style-name="P56">Condiciones asumidas, dependencias y restricciones</text:p>
      <text:p text:style-name="P60">El proyecto está enmarcado dentro de la asignatura laboratorio de desarrollo de software, por lo que se verá sujeto a restricciones de tiempo de entrega y a condiciones para la aprobación.</text:p>
      <text:p text:style-name="P36"/>
      <text:p text:style-name="P57">Gestión de <text:span text:style-name="T26">r</text:span>iesgos</text:p>
      <text:p text:style-name="P45">La gestión de riesgos se puede ver en el documento de riesgos.</text:p>
      <text:p text:style-name="P42"/>
      <text:p text:style-name="P58">Anexos</text:p>
      <text:list xml:id="list3907922789" text:style-name="L4">
        <text:list-item>
          <text:p text:style-name="P67">Metodología de desarrollo PSI: <text:a xlink:type="simple" xlink:href="http://sistemas.uarg.unpa.edu.ar/psi/" text:style-name="Internet_20_link" text:visited-style-name="Visited_20_Internet_20_Link">http://sistemas.uarg.unpa.edu.ar/psi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MT1" style:family="text">
      <style:text-properties style:text-position="0% 100%" officeooo:rsid="004a3747"/>
    </style:style>
    <style:style style:name="MT2" style:family="text">
      <style:text-properties officeooo:rsid="0038ffbc"/>
    </style:style>
    <style:style style:name="MT3" style:family="text">
      <style:text-properties officeooo:rsid="004a3747"/>
    </style:style>
    <style:style style:name="MT4" style:family="text">
      <style:text-properties officeooo:rsid="006e2813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PROYECTO </text:span><text:span text:style-name="MT2">— </text:span>PÁGINA <text:page-number text:select-page="current">8</text:page-number><text:s/>DE <text:page-count>8</text:page-count></text:p>
      </style:header>
      <style:header-first>
        <text:p text:style-name="MP2"><text:span text:style-name="MT3">PLAN DE PROYECTO — </text:span>PÁGINA <text:page-number text:select-page="current">1</text:page-number><text:s/>DE <text:page-count>8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0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4">Paire</text:span></text:p>
              <text:p text:style-name="MP5">Cinthia Lima <text:span text:style-name="MT4">y</text:span>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3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4">Paire</text:span></text:p>
              <text:p text:style-name="MP8">Cinthia Lima <text:span text:style-name="MT4">y</text:span> <text:span text:style-name="MT3">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07T15:08:38.679808502</dc:date>
    <meta:editing-duration>PT15H19M32S</meta:editing-duration>
    <meta:editing-cycles>86</meta:editing-cycles>
    <meta:generator>LibreOffice/5.4.1.2$Linux_X86_64 LibreOffice_project/ea7cb86e6eeb2bf3a5af73a8f7777ac570321527</meta:generator>
    <meta:document-statistic meta:table-count="5" meta:image-count="3" meta:object-count="0" meta:page-count="8" meta:paragraph-count="157" meta:word-count="899" meta:character-count="5567" meta:non-whitespace-character-count="4828"/>
  </office:meta>
</office:document-meta>
</file>